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2" style:master-page-name="MP0" style:family="paragraph">
      <style:paragraph-properties fo:break-before="page" fo:text-align="center"/>
      <style:text-properties fo:color="#23B8DC"/>
    </style:style>
    <style:style style:name="TableColumn3" style:family="table-column">
      <style:table-column-properties style:column-width="0.7548in" style:use-optimal-column-width="false"/>
    </style:style>
    <style:style style:name="TableColumn4" style:family="table-column">
      <style:table-column-properties style:column-width="1.0111in" style:use-optimal-column-width="false"/>
    </style:style>
    <style:style style:name="TableColumn5" style:family="table-column">
      <style:table-column-properties style:column-width="0.2437in" style:use-optimal-column-width="false"/>
    </style:style>
    <style:style style:name="TableColumn6" style:family="table-column">
      <style:table-column-properties style:column-width="0.1583in" style:use-optimal-column-width="false"/>
    </style:style>
    <style:style style:name="TableColumn7" style:family="table-column">
      <style:table-column-properties style:column-width="0.2763in" style:use-optimal-column-width="false"/>
    </style:style>
    <style:style style:name="TableColumn8" style:family="table-column">
      <style:table-column-properties style:column-width="0.6256in" style:use-optimal-column-width="false"/>
    </style:style>
    <style:style style:name="TableColumn9" style:family="table-column">
      <style:table-column-properties style:column-width="0.3347in" style:use-optimal-column-width="false"/>
    </style:style>
    <style:style style:name="TableColumn10" style:family="table-column">
      <style:table-column-properties style:column-width="0.6243in" style:use-optimal-column-width="false"/>
    </style:style>
    <style:style style:name="TableColumn11" style:family="table-column">
      <style:table-column-properties style:column-width="0.5854in" style:use-optimal-column-width="false"/>
    </style:style>
    <style:style style:name="TableColumn12" style:family="table-column">
      <style:table-column-properties style:column-width="0.0312in" style:use-optimal-column-width="false"/>
    </style:style>
    <style:style style:name="TableColumn13" style:family="table-column">
      <style:table-column-properties style:column-width="0.743in" style:use-optimal-column-width="false"/>
    </style:style>
    <style:style style:name="TableColumn14" style:family="table-column">
      <style:table-column-properties style:column-width="0.4319in" style:use-optimal-column-width="false"/>
    </style:style>
    <style:style style:name="TableColumn15" style:family="table-column">
      <style:table-column-properties style:column-width="0.7819in" style:use-optimal-column-width="false"/>
    </style:style>
    <style:style style:name="Table2" style:family="table">
      <style:table-properties style:width="6.6027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7" style:family="table-cell">
      <style:table-cell-properties fo:border="none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P3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Normal" style:family="paragraph">
      <style:paragraph-properties fo:margin-top="0.0694in" fo:margin-bottom="0.0694in"/>
      <style:text-properties fo:font-weight="bold" style:font-weight-asian="bold"/>
    </style:style>
    <style:style style:name="TableRow43" style:family="table-row">
      <style:table-row-properties style:min-row-height="0.3159in" style:use-optimal-row-height="false"/>
    </style:style>
    <style:style style:name="TableCell44" style:family="table-cell">
      <style:table-cell-properties fo:border="0.0069in solid #000000" fo:background-color="#BFBFBF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top="0.0694in" fo:margin-bottom="0.0694in"/>
    </style:style>
    <style:style style:name="TableCell46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margin-top="0.0694in" fo:margin-bottom="0.0694in"/>
    </style:style>
    <style:style style:name="TableCell48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49" style:parent-style-name="Normal" style:family="paragraph">
      <style:paragraph-properties fo:margin-top="0.0694in" fo:margin-bottom="0.0694in"/>
    </style:style>
    <style:style style:name="TableCell50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center" fo:margin-top="0.0694in" fo:margin-bottom="0.0694in"/>
    </style:style>
    <style:style style:name="TableCell52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top="0.0694in" fo:margin-bottom="0.0694in"/>
    </style:style>
    <style:style style:name="TableCell54" style:family="table-cell">
      <style:table-cell-properties fo:border="0.0069in solid #000000" fo:background-color="#BFBFBF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top="0.0694in" fo:margin-bottom="0.0694in"/>
    </style:style>
    <style:style style:name="TableRow56" style:family="table-row">
      <style:table-row-properties style:min-row-height="0.3541in" style:use-optimal-row-height="fals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top="0.0694in" fo:margin-bottom="0.0694in"/>
    </style:style>
    <style:style style:name="TableCell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" style:parent-style-name="Normal" style:family="paragraph">
      <style:paragraph-properties fo:margin-top="0.0694in" fo:margin-bottom="0.0694in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margin-top="0.0694in" fo:margin-bottom="0.0694in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margin-top="0.0694in" fo:margin-bottom="0.0694in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margin-top="0.0694in" fo:margin-bottom="0.0694in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top="0.0694in" fo:margin-bottom="0.0694in"/>
    </style:style>
    <style:style style:name="TableRow69" style:family="table-row">
      <style:table-row-properties style:min-row-height="0.3541in" style:use-optimal-row-height="false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top="0.0694in" fo:margin-bottom="0.0694in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margin-top="0.0694in" fo:margin-bottom="0.0694in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margin-top="0.0694in" fo:margin-bottom="0.0694in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margin-top="0.0694in" fo:margin-bottom="0.0694in"/>
    </style:style>
    <style:style style:name="TableCell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" style:parent-style-name="Normal" style:family="paragraph">
      <style:paragraph-properties fo:margin-top="0.0694in" fo:margin-bottom="0.0694in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top="0.0694in" fo:margin-bottom="0.0694in"/>
    </style:style>
    <style:style style:name="TableRow82" style:family="table-row">
      <style:table-row-properties style:min-row-height="0.3541in"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top="0.0694in" fo:margin-bottom="0.0694in"/>
    </style:style>
    <style:style style:name="TableCell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" style:parent-style-name="Normal" style:family="paragraph">
      <style:paragraph-properties fo:margin-top="0.0694in" fo:margin-bottom="0.0694in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Normal" style:family="paragraph">
      <style:paragraph-properties fo:margin-top="0.0694in" fo:margin-bottom="0.0694in"/>
    </style:style>
    <style:style style:name="TableCell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" style:parent-style-name="Normal" style:family="paragraph">
      <style:paragraph-properties fo:margin-top="0.0694in" fo:margin-bottom="0.0694in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Normal" style:family="paragraph">
      <style:paragraph-properties fo:margin-top="0.0694in" fo:margin-bottom="0.0694in"/>
    </style:style>
    <style:style style:name="TableCell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top="0.0694in" fo:margin-bottom="0.0694in"/>
    </style:style>
    <style:style style:name="TableRow95" style:family="table-row">
      <style:table-row-properties style:min-row-height="0.3541in"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top="0.0694in" fo:margin-bottom="0.0694in"/>
    </style:style>
    <style:style style:name="TableCell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" style:parent-style-name="Normal" style:family="paragraph">
      <style:paragraph-properties fo:margin-top="0.0694in" fo:margin-bottom="0.0694in"/>
    </style:style>
    <style:style style:name="TableCell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margin-top="0.0694in" fo:margin-bottom="0.0694in"/>
    </style:style>
    <style:style style:name="TableCell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" style:parent-style-name="Normal" style:family="paragraph">
      <style:paragraph-properties fo:margin-top="0.0694in" fo:margin-bottom="0.0694in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margin-top="0.0694in" fo:margin-bottom="0.0694in"/>
    </style:style>
    <style:style style:name="TableCell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top="0.0694in" fo:margin-bottom="0.0694in"/>
    </style:style>
    <style:style style:name="TableRow108" style:family="table-row">
      <style:table-row-properties style:min-row-height="0.3541in" style:use-optimal-row-height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top="0.0694in" fo:margin-bottom="0.0694in"/>
    </style:style>
    <style:style style:name="TableCell1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margin-top="0.0694in" fo:margin-bottom="0.0694in"/>
    </style:style>
    <style:style style:name="TableCell1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margin-top="0.0694in" fo:margin-bottom="0.0694in"/>
    </style:style>
    <style:style style:name="TableCell1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margin-top="0.0694in" fo:margin-bottom="0.0694in"/>
    </style:style>
    <style:style style:name="TableCell1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margin-top="0.0694in" fo:margin-bottom="0.0694in"/>
    </style:style>
    <style:style style:name="TableCell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top="0.0694in" fo:margin-bottom="0.0694in"/>
    </style:style>
    <style:style style:name="TableRow121" style:family="table-row">
      <style:table-row-properties style:min-row-height="0.3541in" style:use-optimal-row-height="false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top="0.0694in" fo:margin-bottom="0.0694in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Normal" style:family="paragraph">
      <style:paragraph-properties fo:margin-top="0.0694in" fo:margin-bottom="0.0694in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Normal" style:family="paragraph">
      <style:paragraph-properties fo:margin-top="0.0694in" fo:margin-bottom="0.0694in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margin-top="0.0694in" fo:margin-bottom="0.0694in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margin-top="0.0694in" fo:margin-bottom="0.0694in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top="0.0694in" fo:margin-bottom="0.0694in"/>
    </style:style>
    <style:style style:name="TableRow134" style:family="table-row">
      <style:table-row-properties style:min-row-height="0.3541in" style:use-optimal-row-height="false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top="0.0694in" fo:margin-bottom="0.0694in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margin-top="0.0694in" fo:margin-bottom="0.0694in"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margin-top="0.0694in" fo:margin-bottom="0.0694in"/>
    </style:style>
    <style:style style:name="TableCell1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margin-top="0.0694in" fo:margin-bottom="0.0694in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margin-top="0.0694in" fo:margin-bottom="0.0694in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top="0.0694in" fo:margin-bottom="0.0694in"/>
    </style:style>
    <style:style style:name="TableRow147" style:family="table-row">
      <style:table-row-properties style:min-row-height="0.3541in" style:use-optimal-row-height="false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top="0.0694in" fo:margin-bottom="0.0694in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margin-top="0.0694in" fo:margin-bottom="0.0694in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margin-top="0.0694in" fo:margin-bottom="0.0694in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Normal" style:family="paragraph">
      <style:paragraph-properties fo:margin-top="0.0694in" fo:margin-bottom="0.0694in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Normal" style:family="paragraph">
      <style:paragraph-properties fo:margin-top="0.0694in" fo:margin-bottom="0.0694in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top="0.0694in" fo:margin-bottom="0.0694in"/>
    </style:style>
    <style:style style:name="TableRow160" style:family="table-row">
      <style:table-row-properties style:min-row-height="0.3541in" style:use-optimal-row-height="fals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top="0.0694in" fo:margin-bottom="0.0694in"/>
    </style:style>
    <style:style style:name="TableCell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4" style:parent-style-name="Normal" style:family="paragraph">
      <style:paragraph-properties fo:margin-top="0.0694in" fo:margin-bottom="0.0694in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margin-top="0.0694in" fo:margin-bottom="0.0694in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margin-top="0.0694in" fo:margin-bottom="0.0694in"/>
    </style:style>
    <style:style style:name="TableCell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0" style:parent-style-name="Normal" style:family="paragraph">
      <style:paragraph-properties fo:margin-top="0.0694in" fo:margin-bottom="0.0694in"/>
    </style:style>
    <style:style style:name="TableCell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top="0.0694in" fo:margin-bottom="0.0694in"/>
    </style:style>
    <style:style style:name="TableRow173" style:family="table-row">
      <style:table-row-properties style:min-row-height="0.3541in"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top="0.0694in" fo:margin-bottom="0.0694in"/>
    </style:style>
    <style:style style:name="TableCell1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7" style:parent-style-name="Normal" style:family="paragraph">
      <style:paragraph-properties fo:margin-top="0.0694in" fo:margin-bottom="0.0694in"/>
    </style:style>
    <style:style style:name="TableCell1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9" style:parent-style-name="Normal" style:family="paragraph">
      <style:paragraph-properties fo:margin-top="0.0694in" fo:margin-bottom="0.0694in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margin-top="0.0694in" fo:margin-bottom="0.0694in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margin-top="0.0694in" fo:margin-bottom="0.0694in"/>
    </style:style>
    <style:style style:name="TableCell1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text-align="center" fo:margin-top="0.0694in" fo:margin-bottom="0.0694in"/>
    </style:style>
    <style:style style:name="TableRow186" style:family="table-row">
      <style:table-row-properties style:min-row-height="0.3541in" style:use-optimal-row-height="false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top="0.0694in" fo:margin-bottom="0.0694in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Normal" style:family="paragraph">
      <style:paragraph-properties fo:margin-top="0.0694in" fo:margin-bottom="0.0694in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paragraph-properties fo:margin-top="0.0694in" fo:margin-bottom="0.0694in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margin-top="0.0694in" fo:margin-bottom="0.0694in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Normal" style:family="paragraph">
      <style:paragraph-properties fo:margin-top="0.0694in" fo:margin-bottom="0.0694in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top="0.0694in" fo:margin-bottom="0.0694in"/>
    </style:style>
    <style:style style:name="TableRow199" style:family="table-row">
      <style:table-row-properties style:min-row-height="0.3541in"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top="0.0694in" fo:margin-bottom="0.0694in"/>
    </style:style>
    <style:style style:name="TableCell2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margin-top="0.0694in" fo:margin-bottom="0.0694in"/>
    </style:style>
    <style:style style:name="TableCell2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margin-top="0.0694in" fo:margin-bottom="0.0694in"/>
    </style:style>
    <style:style style:name="TableCell2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margin-top="0.0694in" fo:margin-bottom="0.0694in"/>
    </style:style>
    <style:style style:name="TableCell2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9" style:parent-style-name="Normal" style:family="paragraph">
      <style:paragraph-properties fo:margin-top="0.0694in" fo:margin-bottom="0.0694in"/>
    </style:style>
    <style:style style:name="TableCell2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top="0.0694in" fo:margin-bottom="0.0694in"/>
    </style:style>
    <style:style style:name="TableRow212" style:family="table-row">
      <style:table-row-properties style:min-row-height="0.3541in" style:use-optimal-row-height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top="0.0694in" fo:margin-bottom="0.0694in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Normal" style:family="paragraph">
      <style:paragraph-properties fo:margin-top="0.0694in" fo:margin-bottom="0.0694in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Normal" style:family="paragraph">
      <style:paragraph-properties fo:margin-top="0.0694in" fo:margin-bottom="0.0694in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Normal" style:family="paragraph">
      <style:paragraph-properties fo:margin-top="0.0694in" fo:margin-bottom="0.0694in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margin-top="0.0694in" fo:margin-bottom="0.0694in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top="0.0694in" fo:margin-bottom="0.0694in"/>
    </style:style>
    <style:style style:name="TableRow225" style:family="table-row">
      <style:table-row-properties style:min-row-height="0.2756in" style:use-optimal-row-height="false"/>
    </style:style>
    <style:style style:name="TableCell226" style:family="table-cell">
      <style:table-cell-properties fo:border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top="0.0694in" fo:margin-bottom="0.0694in"/>
    </style:style>
    <style:style style:name="TableCell228" style:family="table-cell">
      <style:table-cell-properties fo:border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top="0.0694in" fo:margin-bottom="0.0694in"/>
    </style:style>
    <style:style style:name="TableCell230" style:family="table-cell">
      <style:table-cell-properties fo:border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top="0.0694in" fo:margin-bottom="0.0694in"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top="0.0694in" fo:margin-bottom="0.0694in"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top="0.0694in" fo:margin-bottom="0.0694in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top="0.0694in" fo:margin-bottom="0.0694in"/>
    </style:style>
    <style:style style:name="TableCell238" style:family="table-cell">
      <style:table-cell-properties fo:border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top="0.0694in" fo:margin-bottom="0.0694in"/>
    </style:style>
    <style:style style:name="TableCell240" style:family="table-cell">
      <style:table-cell-properties fo:border="none" style:writing-mode="lr-tb" fo:padding-top="0in" fo:padding-left="0.0069in" fo:padding-bottom="0in" fo:padding-right="0.0069in"/>
    </style:style>
    <style:style style:name="P241" style:parent-style-name="Normal" style:family="paragraph">
      <style:paragraph-properties fo:margin-top="0.0694in" fo:margin-bottom="0.0694in"/>
    </style:style>
    <style:style style:name="TableCell242" style:family="table-cell">
      <style:table-cell-properties fo:border="none" style:writing-mode="lr-tb" fo:padding-top="0in" fo:padding-left="0.0069in" fo:padding-bottom="0in" fo:padding-right="0.0069in"/>
    </style:style>
    <style:style style:name="P243" style:parent-style-name="Normal" style:family="paragraph">
      <style:paragraph-properties fo:margin-top="0.0694in" fo:margin-bottom="0.0694in"/>
    </style:style>
    <style:style style:name="P244" style:parent-style-name="TOCHeading" style:family="paragraph">
      <style:paragraph-properties fo:text-align="center"/>
    </style:style>
  </office:automatic-styles>
  <office:body>
    <office:text text:use-soft-page-breaks="true">
      <text:h text:style-name="P1" text:outline-level="2">Criterion B: Record of task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/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  <table:table-cell table:style-name="TableCell27">
            <text:p text:style-name="P28"/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Task number</text:p>
          </table:table-cell>
          <table:table-cell table:style-name="TableCell46" table:number-columns-spanned="2">
            <text:p text:style-name="P47">Planned action</text:p>
          </table:table-cell>
          <table:covered-table-cell/>
          <table:table-cell table:style-name="TableCell48" table:number-columns-spanned="4">
            <text:p text:style-name="P49">Planned outcome</text:p>
          </table:table-cell>
          <table:covered-table-cell/>
          <table:covered-table-cell/>
          <table:covered-table-cell/>
          <table:table-cell table:style-name="TableCell50" table:number-columns-spanned="2">
            <text:p text:style-name="P51">Time estimated</text:p>
          </table:table-cell>
          <table:covered-table-cell/>
          <table:table-cell table:style-name="TableCell52" table:number-columns-spanned="3">
            <text:p text:style-name="P53">Target completion date</text:p>
          </table:table-cell>
          <table:covered-table-cell/>
          <table:covered-table-cell/>
          <table:table-cell table:style-name="TableCell54">
            <text:p text:style-name="P55">Criterion</text:p>
          </table:table-cell>
        </table:table-row>
        <table:table-row table:style-name="TableRow56">
          <table:table-cell table:style-name="TableCell57">
            <text:p text:style-name="P58">1</text:p>
          </table:table-cell>
          <table:table-cell table:style-name="TableCell59" table:number-columns-spanned="2">
            <text:p text:style-name="P60">Interview client</text:p>
          </table:table-cell>
          <table:covered-table-cell/>
          <table:table-cell table:style-name="TableCell61" table:number-columns-spanned="4">
            <text:p text:style-name="P62">Received Reply</text:p>
          </table:table-cell>
          <table:covered-table-cell/>
          <table:covered-table-cell/>
          <table:covered-table-cell/>
          <table:table-cell table:style-name="TableCell63" table:number-columns-spanned="2">
            <text:p text:style-name="P64">15min</text:p>
          </table:table-cell>
          <table:covered-table-cell/>
          <table:table-cell table:style-name="TableCell65" table:number-columns-spanned="3">
            <text:p text:style-name="P66">May<text:s/>15 2015</text:p>
          </table:table-cell>
          <table:covered-table-cell/>
          <table:covered-table-cell/>
          <table:table-cell table:style-name="TableCell67">
            <text:p text:style-name="P68">A</text:p>
          </table:table-cell>
        </table:table-row>
        <table:table-row table:style-name="TableRow69">
          <table:table-cell table:style-name="TableCell70">
            <text:p text:style-name="P71">2</text:p>
          </table:table-cell>
          <table:table-cell table:style-name="TableCell72" table:number-columns-spanned="2">
            <text:p text:style-name="P73">Programming Language Choice</text:p>
          </table:table-cell>
          <table:covered-table-cell/>
          <table:table-cell table:style-name="TableCell74" table:number-columns-spanned="4">
            <text:p text:style-name="P75">Decided Language</text:p>
          </table:table-cell>
          <table:covered-table-cell/>
          <table:covered-table-cell/>
          <table:covered-table-cell/>
          <table:table-cell table:style-name="TableCell76" table:number-columns-spanned="2">
            <text:p text:style-name="P77">1hr</text:p>
          </table:table-cell>
          <table:covered-table-cell/>
          <table:table-cell table:style-name="TableCell78" table:number-columns-spanned="3">
            <text:p text:style-name="P79">May 16 2015</text:p>
          </table:table-cell>
          <table:covered-table-cell/>
          <table:covered-table-cell/>
          <table:table-cell table:style-name="TableCell80">
            <text:p text:style-name="P81">A</text:p>
          </table:table-cell>
        </table:table-row>
        <table:table-row table:style-name="TableRow82">
          <table:table-cell table:style-name="TableCell83">
            <text:p text:style-name="P84">3</text:p>
          </table:table-cell>
          <table:table-cell table:style-name="TableCell85" table:number-columns-spanned="2">
            <text:p text:style-name="P86">Writeup section A</text:p>
          </table:table-cell>
          <table:covered-table-cell/>
          <table:table-cell table:style-name="TableCell87" table:number-columns-spanned="4">
            <text:p text:style-name="P88">Section A completed</text:p>
          </table:table-cell>
          <table:covered-table-cell/>
          <table:covered-table-cell/>
          <table:covered-table-cell/>
          <table:table-cell table:style-name="TableCell89" table:number-columns-spanned="2">
            <text:p text:style-name="P90">1hr</text:p>
          </table:table-cell>
          <table:covered-table-cell/>
          <table:table-cell table:style-name="TableCell91" table:number-columns-spanned="3">
            <text:p text:style-name="P92">May 17 2015</text:p>
          </table:table-cell>
          <table:covered-table-cell/>
          <table:covered-table-cell/>
          <table:table-cell table:style-name="TableCell93">
            <text:p text:style-name="P94">A</text:p>
          </table:table-cell>
        </table:table-row>
        <table:table-row table:style-name="TableRow95">
          <table:table-cell table:style-name="TableCell96">
            <text:p text:style-name="P97">4</text:p>
          </table:table-cell>
          <table:table-cell table:style-name="TableCell98" table:number-columns-spanned="2">
            <text:p text:style-name="P99">Plan basic<text:s/>interface<text:s/>design</text:p>
          </table:table-cell>
          <table:covered-table-cell/>
          <table:table-cell table:style-name="TableCell100" table:number-columns-spanned="4">
            <text:p text:style-name="P101">Basic design completed</text:p>
          </table:table-cell>
          <table:covered-table-cell/>
          <table:covered-table-cell/>
          <table:covered-table-cell/>
          <table:table-cell table:style-name="TableCell102" table:number-columns-spanned="2">
            <text:p text:style-name="P103">1hr</text:p>
          </table:table-cell>
          <table:covered-table-cell/>
          <table:table-cell table:style-name="TableCell104" table:number-columns-spanned="3">
            <text:p text:style-name="P105">June 8 2015</text:p>
          </table:table-cell>
          <table:covered-table-cell/>
          <table:covered-table-cell/>
          <table:table-cell table:style-name="TableCell106">
            <text:p text:style-name="P107">B</text:p>
          </table:table-cell>
        </table:table-row>
        <table:table-row table:style-name="TableRow108">
          <table:table-cell table:style-name="TableCell109">
            <text:p text:style-name="P110">5</text:p>
          </table:table-cell>
          <table:table-cell table:style-name="TableCell111" table:number-columns-spanned="2">
            <text:p text:style-name="P112">Writeup section B</text:p>
          </table:table-cell>
          <table:covered-table-cell/>
          <table:table-cell table:style-name="TableCell113" table:number-columns-spanned="4">
            <text:p text:style-name="P114">Section B completed</text:p>
          </table:table-cell>
          <table:covered-table-cell/>
          <table:covered-table-cell/>
          <table:covered-table-cell/>
          <table:table-cell table:style-name="TableCell115" table:number-columns-spanned="2">
            <text:p text:style-name="P116">1hr</text:p>
          </table:table-cell>
          <table:covered-table-cell/>
          <table:table-cell table:style-name="TableCell117" table:number-columns-spanned="3">
            <text:p text:style-name="P118">June 8 2015</text:p>
          </table:table-cell>
          <table:covered-table-cell/>
          <table:covered-table-cell/>
          <table:table-cell table:style-name="TableCell119">
            <text:p text:style-name="P120">B</text:p>
          </table:table-cell>
        </table:table-row>
        <table:table-row table:style-name="TableRow121">
          <table:table-cell table:style-name="TableCell122">
            <text:p text:style-name="P123">6</text:p>
          </table:table-cell>
          <table:table-cell table:style-name="TableCell124" table:number-columns-spanned="2">
            <text:p text:style-name="P125">Basic HTML Interface</text:p>
          </table:table-cell>
          <table:covered-table-cell/>
          <table:table-cell table:style-name="TableCell126" table:number-columns-spanned="4">
            <text:p text:style-name="P127">Completion</text:p>
          </table:table-cell>
          <table:covered-table-cell/>
          <table:covered-table-cell/>
          <table:covered-table-cell/>
          <table:table-cell table:style-name="TableCell128" table:number-columns-spanned="2">
            <text:p text:style-name="P129">4 days</text:p>
          </table:table-cell>
          <table:covered-table-cell/>
          <table:table-cell table:style-name="TableCell130" table:number-columns-spanned="3">
            <text:p text:style-name="P131">August 31 2015</text:p>
          </table:table-cell>
          <table:covered-table-cell/>
          <table:covered-table-cell/>
          <table:table-cell table:style-name="TableCell132">
            <text:p text:style-name="P133">C</text:p>
          </table:table-cell>
        </table:table-row>
        <table:table-row table:style-name="TableRow134">
          <table:table-cell table:style-name="TableCell135">
            <text:p text:style-name="P136">7</text:p>
          </table:table-cell>
          <table:table-cell table:style-name="TableCell137" table:number-columns-spanned="2">
            <text:p text:style-name="P138">Question mixture creator</text:p>
          </table:table-cell>
          <table:covered-table-cell/>
          <table:table-cell table:style-name="TableCell139" table:number-columns-spanned="4">
            <text:p text:style-name="P140">Completion</text:p>
          </table:table-cell>
          <table:covered-table-cell/>
          <table:covered-table-cell/>
          <table:covered-table-cell/>
          <table:table-cell table:style-name="TableCell141" table:number-columns-spanned="2">
            <text:p text:style-name="P142">3 days</text:p>
          </table:table-cell>
          <table:covered-table-cell/>
          <table:table-cell table:style-name="TableCell143" table:number-columns-spanned="3">
            <text:p text:style-name="P144">August 31 2015</text:p>
          </table:table-cell>
          <table:covered-table-cell/>
          <table:covered-table-cell/>
          <table:table-cell table:style-name="TableCell145">
            <text:p text:style-name="P146">C</text:p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 table:number-columns-spanned="2">
            <text:p text:style-name="P151">Question generator for each of the question types and difficulty</text:p>
          </table:table-cell>
          <table:covered-table-cell/>
          <table:table-cell table:style-name="TableCell152" table:number-columns-spanned="4">
            <text:p text:style-name="P153">Completion</text:p>
          </table:table-cell>
          <table:covered-table-cell/>
          <table:covered-table-cell/>
          <table:covered-table-cell/>
          <table:table-cell table:style-name="TableCell154" table:number-columns-spanned="2">
            <text:p text:style-name="P155">7 days</text:p>
          </table:table-cell>
          <table:covered-table-cell/>
          <table:table-cell table:style-name="TableCell156" table:number-columns-spanned="3">
            <text:p text:style-name="P157">August 31 2015</text:p>
          </table:table-cell>
          <table:covered-table-cell/>
          <table:covered-table-cell/>
          <table:table-cell table:style-name="TableCell158">
            <text:p text:style-name="P159">C</text:p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 table:number-columns-spanned="2">
            <text:p text:style-name="P164">Main Quiz Page</text:p>
          </table:table-cell>
          <table:covered-table-cell/>
          <table:table-cell table:style-name="TableCell165" table:number-columns-spanned="4">
            <text:p text:style-name="P166">Completion</text:p>
          </table:table-cell>
          <table:covered-table-cell/>
          <table:covered-table-cell/>
          <table:covered-table-cell/>
          <table:table-cell table:style-name="TableCell167" table:number-columns-spanned="2">
            <text:p text:style-name="P168">5 days</text:p>
          </table:table-cell>
          <table:covered-table-cell/>
          <table:table-cell table:style-name="TableCell169" table:number-columns-spanned="3">
            <text:p text:style-name="P170">August 31 2015</text:p>
          </table:table-cell>
          <table:covered-table-cell/>
          <table:covered-table-cell/>
          <table:table-cell table:style-name="TableCell171">
            <text:p text:style-name="P172">C</text:p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 table:number-columns-spanned="2">
            <text:p text:style-name="P177">CSS Style-Sheets</text:p>
          </table:table-cell>
          <table:covered-table-cell/>
          <table:table-cell table:style-name="TableCell178" table:number-columns-spanned="4">
            <text:p text:style-name="P179">Completion</text:p>
          </table:table-cell>
          <table:covered-table-cell/>
          <table:covered-table-cell/>
          <table:covered-table-cell/>
          <table:table-cell table:style-name="TableCell180" table:number-columns-spanned="2">
            <text:p text:style-name="P181">5 days</text:p>
          </table:table-cell>
          <table:covered-table-cell/>
          <table:table-cell table:style-name="TableCell182" table:number-columns-spanned="3">
            <text:p text:style-name="P183">August 31 2015</text:p>
          </table:table-cell>
          <table:covered-table-cell/>
          <table:covered-table-cell/>
          <table:table-cell table:style-name="TableCell184">
            <text:p text:style-name="P185">C</text:p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 table:number-columns-spanned="2">
            <text:p text:style-name="P190">PhoneGap Interface</text:p>
          </table:table-cell>
          <table:covered-table-cell/>
          <table:table-cell table:style-name="TableCell191" table:number-columns-spanned="4">
            <text:p text:style-name="P192">Completion</text:p>
          </table:table-cell>
          <table:covered-table-cell/>
          <table:covered-table-cell/>
          <table:covered-table-cell/>
          <table:table-cell table:style-name="TableCell193" table:number-columns-spanned="2">
            <text:p text:style-name="P194">7 days</text:p>
          </table:table-cell>
          <table:covered-table-cell/>
          <table:table-cell table:style-name="TableCell195" table:number-columns-spanned="3">
            <text:p text:style-name="P196">August 31 2015</text:p>
          </table:table-cell>
          <table:covered-table-cell/>
          <table:covered-table-cell/>
          <table:table-cell table:style-name="TableCell197">
            <text:p text:style-name="P198">C</text:p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 table:number-columns-spanned="2">
            <text:p text:style-name="P203"/>
          </table:table-cell>
          <table:covered-table-cell/>
          <table:table-cell table:style-name="TableCell204" table:number-columns-spanned="4">
            <text:p text:style-name="P205"/>
          </table:table-cell>
          <table:covered-table-cell/>
          <table:covered-table-cell/>
          <table:covered-table-cell/>
          <table:table-cell table:style-name="TableCell206" table:number-columns-spanned="2">
            <text:p text:style-name="P207"/>
          </table:table-cell>
          <table:covered-table-cell/>
          <table:table-cell table:style-name="TableCell208" table:number-columns-spanned="3">
            <text:p text:style-name="P209"/>
          </table:table-cell>
          <table:covered-table-cell/>
          <table:covered-table-cell/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 table:number-columns-spanned="2">
            <text:p text:style-name="P216"/>
          </table:table-cell>
          <table:covered-table-cell/>
          <table:table-cell table:style-name="TableCell217" table:number-columns-spanned="4">
            <text:p text:style-name="P218"/>
          </table:table-cell>
          <table:covered-table-cell/>
          <table:covered-table-cell/>
          <table:covered-table-cell/>
          <table:table-cell table:style-name="TableCell219" table:number-columns-spanned="2">
            <text:p text:style-name="P220"/>
          </table:table-cell>
          <table:covered-table-cell/>
          <table:table-cell table:style-name="TableCell221" table:number-columns-spanned="3">
            <text:p text:style-name="P222"/>
          </table:table-cell>
          <table:covered-table-cell/>
          <table:covered-table-cell/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/>
          </table:table-cell>
          <table:table-cell table:style-name="TableCell228" table:number-columns-spanned="3">
            <text:p text:style-name="P229"> </text:p>
          </table:table-cell>
          <table:covered-table-cell/>
          <table:covered-table-cell/>
          <table:table-cell table:style-name="TableCell230">
            <text:p text:style-name="P231"> </text:p>
          </table:table-cell>
          <table:table-cell table:style-name="TableCell232">
            <text:p text:style-name="P233"/>
          </table:table-cell>
          <table:table-cell table:style-name="TableCell234" table:number-columns-spanned="2">
            <text:p text:style-name="P235"> </text:p>
          </table:table-cell>
          <table:covered-table-cell/>
          <table:table-cell table:style-name="TableCell236" table:number-columns-spanned="2">
            <text:p text:style-name="P237"/>
          </table:table-cell>
          <table:covered-table-cell/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</table:table>
      <text:p text:style-name="Normal"/>
      <text:p text:style-name="Normal"/>
      <text:p text:style-name="P2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mbria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left="0.3055in">
        <style:tab-stops/>
      </style:paragraph-properties>
      <style:text-properties fo:hyphenate="false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Subtitle" style:display-name="Subtitle" style:family="paragraph" style:parent-style-name="Normal" style:next-style-name="Normal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mbria" style:font-name-asian="Times New Roman" style:font-name-complex="Times New Roman" fo:color="#243F60"/>
    </style:style>
    <style:style style:name="Heading6Char" style:display-name="Heading 6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mbria" style:font-name-asian="Times New Roman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Hyperlink" style:display-name="Hyperlink" style:family="text" style:parent-style-name="DefaultParagraphFon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Strong" style:display-name="Strong" style:family="text" style:parent-style-name="DefaultParagraphFont">
      <style:text-properties style:font-name-complex="Times New Roman" fo:font-weight="bold" style:font-weight-asian="bold" style:font-weight-complex="bold"/>
    </style:style>
    <style:style style:name="Emphasis" style:display-name="Emphasis" style:family="text" style:parent-style-name="DefaultParagraphFont">
      <style:text-properties style:font-name-complex="Times New Roman" fo:font-style="italic" style:font-style-asian="italic" style:font-style-complex="italic"/>
    </style:style>
    <style:style style:name="QuoteChar" style:display-name="Quote Char" style:family="text" style:parent-style-name="DefaultParagraphFont">
      <style:text-properties style:font-name-complex="Times New Roman" fo:font-style="italic" style:font-style-asian="italic" style:font-style-complex="italic" fo:color="#000000"/>
    </style:style>
    <style:style style:name="IntenseQuoteChar" style:display-name="Intense Quote Char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style:font-name-complex="Times New Roman"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style:font-name-complex="Times New Roman"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IntenseReference" style:display-name="Intense Reference" style:family="text" style:parent-style-name="DefaultParagraphFont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BookTitle" style:display-name="Book Title" style:family="text" style:parent-style-name="DefaultParagraphFont">
      <style:text-properties style:font-name-complex="Times New Roman" fo:font-weight="bold" style:font-weight-asian="bold" style:font-weight-complex="bold" fo:font-variant="small-caps" fo:letter-spacing="0.0034in"/>
    </style:style>
    <style:style style:name="spelle" style:display-name="spelle" style:family="text" style:parent-style-name="DefaultParagraphFont">
      <style:text-properties style:font-name-complex="Times New Roman"/>
    </style:style>
    <style:style style:name="grame" style:display-name="grame" style:family="text" style:parent-style-name="DefaultParagraphFont">
      <style:text-properties style:font-name-complex="Times New Roman"/>
    </style:style>
    <style:style style:name="CommentReference" style:display-name="Comment Reference" style:family="text" style:parent-style-name="DefaultParagraphFont">
      <style:text-properties style:font-name-complex="Times New Roman" fo:font-size="8pt" style:font-size-asian="8pt" style:font-size-complex="8pt"/>
    </style:style>
    <style:style style:name="CommentTextChar" style:display-name="Comment Text Char" style:family="text" style:parent-style-name="DefaultParagraphFont">
      <style:text-properties style:font-name-complex="Times New Roman" fo:language="en" fo:country="US" style:language-asian="en" style:country-asian="US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mmentSubjectChar" style:display-name="Comment Subject Char" style:family="text" style:parent-style-name="CommentTextChar">
      <style:text-properties style:font-name-complex="Times New Roman" fo:language="en" fo:country="US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T</meta:initial-creator>
    <dc:creator>Brian Ma</dc:creator>
    <meta:creation-date>2012-01-06T11:37:00Z</meta:creation-date>
    <dc:date>2015-06-04T01:33:00Z</dc:date>
    <meta:template xlink:href="Normal" xlink:type="simple"/>
    <meta:editing-cycles>9</meta:editing-cycles>
    <meta:editing-duration>PT23220S</meta:editing-duration>
    <meta:document-statistic meta:page-count="2" meta:paragraph-count="1" meta:word-count="128" meta:character-count="861" meta:row-count="6" meta:non-whitespace-character-count="734"/>
  </office:meta>
</office:document-meta>
</file>